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monospace" svg:font-family="monospace"/>
    <style:font-face style:name="F" svg:font-family="" style:font-family-generic="roman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style:text-properties style:font-name="monospace" style:font-name-complex="monospace"/>
    </style:style>
    <style:style style:name="P4" style:family="paragraph">
      <style:text-properties fo:color="#111111" loext:opacity="100%" style:font-name="monospace" fo:font-size="12.5pt" style:font-name-complex="monospac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style:text-autospace="none"/>
      <style:text-properties fo:color="#111111" loext:opacity="100%" style:font-name="monospace" fo:font-size="12.5pt" style:font-name-complex="monospac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</style:tab-stops>
      </style:paragraph-properties>
      <style:text-properties fo:color="#111111" loext:opacity="100%" style:font-name="monospace" fo:font-size="12.5pt" style:font-name-complex="monospac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monospace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monospace" fo:font-size="12.5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monospac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Dynamic Host Configuration Protocol (DHCP)</text:span></text:p>
          </draw:text-box>
        </draw:frame>
        <draw:frame draw:name="Google Shape;183;p42" presentation:style-name="pr2" draw:text-style-name="P5" draw:layer="layout" svg:width="22.86cm" svg:height="10.509cm" svg:x="1.27cm" svg:y="2.826cm" presentation:class="outline" presentation:user-transformed="true">
          <draw:text-box>
            <text:p><text:span text:style-name="T2">Assumed Centos 8 minimal install stream in VirtualBox in TestVM1 and TestVM2</text:span></text:p>
            <text:p><text:span text:style-name="T2"/></text:p>
            <text:p><text:span text:style-name="T2">On the TestVM1:</text:span></text:p>
            <text:p><text:span text:style-name="T3"/></text:p>
            <text:p><text:span text:style-name="T3">$ ip l</text:span></text:p>
            <text:p text:style-name="P3"><text:span text:style-name="T4">2: enp0s3: &lt;BROADCAST,MULTICAST,UP,LOWER_UP&gt; mtu 1500 qdisc fq_codel state UP mode DEFAULT group default qlen 1000 </text:span><text:span text:style-name="T4"><text:line-break/></text:span><text:span text:style-name="T4">   link/ether 08:00:27:fe:94:09 brd ff:ff:ff:ff:ff:ff</text:span><text:span text:style-name="T4"><text:line-break/></text:span><text:span text:style-name="T4"/></text:p>
            <text:p text:style-name="P3"><text:span text:style-name="T4">$ sudo nmcli con modify enp0s3 ipv4.addresses 192.168.2.99 192.168.168.192 ipv4.method manual ipv4.gateway 192.168.2.253</text:span><text:span text:style-name="T4"><text:line-break/></text:span><text:span text:style-name="T4">$ sudo nmcli con mod enp0s3 autoconnect yes </text:span><text:span text:style-name="T4"><text:line-break/></text:span><text:span text:style-name="T4">$ sudo nmcli con up enp0s3</text:span></text:p>
            <text:p text:style-name="P3"><text:span text:style-name="T4">$ echo nameserver 8.8.8.8 &gt; /etc/reslov.conf</text:span></text:p>
            <text:p text:style-name="P3"><text:span text:style-name="T3">$ sudo dnf -y update</text:span></text:p>
            <text:p text:style-name="P3"><text:span text:style-name="T4">$ sudo dnf -y install dhcp-server</text:span><text:span text:style-name="T4"><text:line-break/></text:span><text:span text:style-name="T4">$ </text:span><text:span text:style-name="T5">sudo vi /etc/dhcp/dhcpd.conf</text:span></text:p>
            <text:p text:style-name="P3"><text:span text:style-name="T5">option domain-name <text:s text:c="4"/>"my-devops-school.com";</text:span></text:p>
            <text:p text:style-name="P4"><text:span text:style-name="T5">option domain-name-servers <text:s text:c="4"/>ns1.my-devops-school.com;</text:span></text:p>
            <text:p text:style-name="P1"/>
            <text:p text:style-name="P1"><text:span text:style-name="T2"/></text:p>
            <text:p text:style-name="P1"><text:span text:style-name="T6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6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5" draw:layer="layout" svg:width="22.86cm" svg:height="12.7cm" svg:x="1.27cm" svg:y="0.635cm" presentation:class="outline" presentation:user-transformed="true">
          <draw:text-box>
            <text:p text:style-name="P4"><text:span text:style-name="T3">authoritative;</text:span></text:p>
            <text:p text:style-name="P4"><text:span text:style-name="T3">default-lease-time 600;</text:span></text:p>
            <text:p text:style-name="P4"><text:span text:style-name="T3">max-lease-time 7200;</text:span></text:p>
            <text:p text:style-name="P4"><text:span text:style-name="T3">subnet 192.168.168.0 netmask 255.255.255.0 {</text:span></text:p>
            <text:p text:style-name="P4"><text:span text:style-name="T5"><text:s text:c="4"/></text:span><text:span text:style-name="T5">range dynamic-bootp 192.168.168.193 192.168.168.200;</text:span></text:p>
            <text:p text:style-name="P4"><text:span text:style-name="T5"><text:s text:c="4"/></text:span><text:span text:style-name="T5">option broadcast-address 192.168.168.255;</text:span></text:p>
            <text:p text:style-name="P4"><text:span text:style-name="T5"><text:s text:c="4"/></text:span><text:span text:style-name="T5">option routers 192.168.168.192;</text:span></text:p>
            <text:p text:style-name="P4"><text:span text:style-name="T5">}</text:span></text:p>
            <text:p text:style-name="P4"><text:span text:style-name="T5"/></text:p>
            <text:p text:style-name="P4"><text:span text:style-name="T5">$ sudo systemctl enable --now dhcpd</text:span></text:p>
            <text:p text:style-name="P4"><text:span text:style-name="T5">$ sudo firewall-cmd --add-service=dhcp --permanent </text:span></text:p>
            <text:p text:style-name="P4"><text:span text:style-name="T5">$ sudo firewall-cmd –reload</text:span></text:p>
            <text:p text:style-name="P4"><text:span text:style-name="T5">$ sudo dnf -y install net-tools</text:span></text:p>
            <text:p text:style-name="P4"><text:span text:style-name="T5">$ sudo netstat -tuanp | grep dhcpd</text:span></text:p>
            <text:p text:style-name="P4"><text:span text:style-name="T5">udp <text:s text:c="7"/>0 <text:s text:c="5"/>0 0.0.0.0:67</text:span></text:p>
            <text:p text:style-name="P1"><text:span text:style-name="T2"/></text:p>
            <text:p text:style-name="P4"><text:span text:style-name="T5">On the TestVM2</text:span></text:p>
            <text:p text:style-name="P4"><text:span text:style-name="T3"/></text:p>
            <text:p text:style-name="P4"><text:span text:style-name="T3">$ Ip l</text:span></text:p>
            <text:p text:style-name="P4"><text:span text:style-name="T3"/></text:p>
            <text:p text:style-name="P3"><text:span text:style-name="T3">2: enp0s3: &lt;BROADCAST,MULTICAST,UP,LOWER_UP&gt; mtu 1500 qdisc fq_codel state UP mode DEFAULT group default qlen 1000</text:span></text:p>
            <text:p text:style-name="P3"><text:span text:style-name="T4"><text:s text:c="4"/></text:span><text:span text:style-name="T4">link/ether 08:00:27:91:be:21 brd ff:ff:ff:ff:ff:ff</text:span></text:p>
            <text:p text:style-name="P3"><text:span text:style-name="T3"/></text:p>
            <text:p text:style-name="P3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6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5" draw:layer="layout" svg:width="22.86cm" svg:height="12.7cm" svg:x="1.27cm" svg:y="0.635cm" presentation:class="outline" presentation:user-transformed="true">
          <draw:text-box>
            <text:p text:style-name="P7"><text:span text:style-name="T3">On the TestVM1</text:span></text:p>
            <text:p text:style-name="P7"><text:span text:style-name="T3"/></text:p>
            <text:p text:style-name="P7"><text:span text:style-name="T3">dhcpd.conf:</text:span></text:p>
            <text:p text:style-name="P7"><text:span text:style-name="T3"/></text:p>
            <text:p text:style-name="P7"><text:span text:style-name="T3">host myclient {</text:span></text:p>
            <text:p text:style-name="P7"><text:span text:style-name="T4"><text:s text:c="4"/></text:span><text:span text:style-name="T4">hardware ethernet 08:00:27:91:be:21;</text:span></text:p>
            <text:p text:style-name="P7"><text:span text:style-name="T4"><text:s text:c="4"/></text:span><text:span text:style-name="T4">fixed-address <text:s/>192.168.168.200;</text:span></text:p>
            <text:p text:style-name="P7"><text:span text:style-name="T3">}</text:span></text:p>
            <text:p text:style-name="P8"><text:span text:style-name="T6"/></text:p>
            <text:p text:style-name="P8"><text:span text:style-name="T6">$ sudo systemctl restart dhcpd</text:span></text:p>
            <text:p text:style-name="P8"><text:span text:style-name="T6"/></text:p>
            <text:p text:style-name="P8"><text:span text:style-name="T6">On the TestVM2</text:span></text:p>
            <text:p text:style-name="P8"><text:span text:style-name="T6"/></text:p>
            <text:p text:style-name="P8"><text:span text:style-name="T6">$ dhclient</text:span></text:p>
            <text:p text:style-name="P8"><text:span text:style-name="T6"/></text:p>
            <text:p text:style-name="P8"><text:span text:style-name="T2"/></text:p>
            <text:p text:style-name="P3"><text:span text:style-name="T3"/></text:p>
            <text:p text:style-name="P3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6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monospace" svg:font-family="monospace"/>
    <style:font-face style:name="F" svg:font-family="" style:font-family-generic="roman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49:25.928323188</dc:date>
    <meta:editing-duration>PT3H53M35S</meta:editing-duration>
    <meta:editing-cycles>32</meta:editing-cycles>
    <meta:document-statistic meta:object-count="37"/>
  </office:meta>
</office:document-meta>
</file>